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CB9C3B97E450A439.png" manifest:media-type="image/png"/>
  <manifest:file-entry manifest:full-path="Pictures/1000020100000AE200000BB8C59BC548899FCDE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OpenSans" svg:font-family="OpenSans" style:font-family-generic="swiss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3.81cm" style:rel-column-width="13141*"/>
    </style:style>
    <style:style style:name="Table2.B" style:family="table-column">
      <style:table-column-properties style:column-width="7.62cm" style:rel-column-width="26282*"/>
    </style:style>
    <style:style style:name="Table2.D" style:family="table-column">
      <style:table-column-properties style:column-width="3.761cm" style:rel-column-width="12971*"/>
    </style:style>
    <style:style style:name="Table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eeeeee" fo:padding="0.097cm" fo:border="0.05pt solid #000000">
        <style:background-image/>
      </style:table-cell-properties>
    </style:style>
    <style:style style:name="Table5" style:family="table">
      <style:table-properties style:width="19.0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3.81cm" style:rel-column-width="13141*"/>
    </style:style>
    <style:style style:name="Table5.B" style:family="table-column">
      <style:table-column-properties style:column-width="7.62cm" style:rel-column-width="26282*"/>
    </style:style>
    <style:style style:name="Table5.D" style:family="table-column">
      <style:table-column-properties style:column-width="3.761cm" style:rel-column-width="12971*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#ffffff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5.D1" style:family="table-cell">
      <style:table-cell-properties style:vertical-align="" fo:background-color="#ffffff" fo:padding="0.097cm" fo:border="0.05pt solid #000000" style:writing-mode="lr-tb">
        <style:background-image/>
      </style:table-cell-properties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11.43cm" style:rel-column-width="39423*"/>
    </style:style>
    <style:style style:name="Table4.B" style:family="table-column">
      <style:table-column-properties style:column-width="3.81cm" style:rel-column-width="13141*"/>
    </style:style>
    <style:style style:name="Table4.C" style:family="table-column">
      <style:table-column-properties style:column-width="3.761cm" style:rel-column-width="12971*"/>
    </style:style>
    <style:style style:name="Table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eeeeee" fo:padding="0.097cm" fo:border="0.05pt solid #000000">
        <style:background-image/>
      </style:table-cell-properties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11.43cm" style:rel-column-width="39423*"/>
    </style:style>
    <style:style style:name="Table3.B" style:family="table-column">
      <style:table-column-properties style:column-width="3.81cm" style:rel-column-width="13141*"/>
    </style:style>
    <style:style style:name="Table3.C" style:family="table-column">
      <style:table-column-properties style:column-width="3.761cm" style:rel-column-width="12971*"/>
    </style:style>
    <style:style style:name="Table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1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1" officeooo:rsid="00bd516c" officeooo:paragraph-rsid="00409218"/>
    </style:style>
    <style:style style:name="P6" style:family="paragraph" style:parent-style-name="Standard">
      <style:text-properties officeooo:paragraph-rsid="00becaf5"/>
    </style:style>
    <style:style style:name="P7" style:family="paragraph" style:parent-style-name="Standard">
      <style:text-properties officeooo:rsid="00afdc66" officeooo:paragraph-rsid="00afdc66"/>
    </style:style>
    <style:style style:name="P8" style:family="paragraph" style:parent-style-name="Standard">
      <style:text-properties officeooo:rsid="0069c780" officeooo:paragraph-rsid="00afdc66"/>
    </style:style>
    <style:style style:name="P9" style:family="paragraph" style:parent-style-name="Table_20_Contents">
      <style:paragraph-properties fo:text-align="center" style:justify-single-word="false"/>
      <style:text-properties style:font-name="OpenSans" fo:font-size="10pt" fo:font-weight="bold" officeooo:rsid="00cfd28a" officeooo:paragraph-rsid="00cfd28a" style:font-size-asian="10pt" style:font-weight-asian="bold" style:font-size-complex="10pt" style:font-weight-complex="bold"/>
    </style:style>
    <style:style style:name="P10" style:family="paragraph" style:parent-style-name="Table_20_Contents">
      <loext:graphic-properties draw:fill="solid" draw:fill-color="#eeeeee" draw:opacity="100%"/>
      <style:paragraph-properties fo:text-align="center" style:justify-single-word="false" fo:background-color="#eeeeee"/>
      <style:text-properties style:font-name="OpenSans" fo:font-size="10pt" fo:font-weight="bold" officeooo:rsid="00cfd28a" officeooo:paragraph-rsid="00cfd28a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OpenSans" fo:font-size="10pt" fo:font-weight="bold" officeooo:rsid="00cfd28a" officeooo:paragraph-rsid="00cfd28a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OpenSans" fo:font-size="10pt" fo:font-weight="bold" officeooo:rsid="00cfd28a" officeooo:paragraph-rsid="00cfd28a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OpenSans" fo:font-size="10pt" fo:font-weight="bold" officeooo:rsid="00cfd28a" officeooo:paragraph-rsid="00cfd8c4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OpenSans" fo:font-size="10pt" fo:font-weight="normal" officeooo:rsid="00cfd28a" officeooo:paragraph-rsid="00cfd8c4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OpenSans" fo:font-size="10pt" fo:font-weight="normal" officeooo:rsid="00cfd28a" officeooo:paragraph-rsid="00cfd8c4" style:font-size-asian="10pt" style:font-weight-asian="normal" style:font-size-complex="10pt" style:font-weight-complex="normal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[DOCUMENT_NAME]</text:p>
      <text:p text:style-name="P7"/>
      <text:p text:style-name="P7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table:style-name="Table2.A1" office:value-type="string">
            <text:p text:style-name="P10">Journal</text:p>
          </table:table-cell>
          <table:table-cell table:style-name="Table2.A1" office:value-type="string">
            <text:p text:style-name="P9">Intitulé du journal</text:p>
          </table:table-cell>
          <table:table-cell table:style-name="Table2.A1" office:value-type="string">
            <text:p text:style-name="P9">Cumul débit</text:p>
          </table:table-cell>
          <table:table-cell table:style-name="Table2.D1" office:value-type="string">
            <text:p text:style-name="P9">Cumul crédit</text:p>
          </table:table-cell>
        </table:table-row>
      </table:table>
      <text:p text:style-name="P8"/>
      <text:section text:style-name="Sect1" text:name="Section1">
        <table:table table:name="Table5" table:style-name="Table5">
          <table:table-column table:style-name="Table5.A"/>
          <table:table-column table:style-name="Table5.B"/>
          <table:table-column table:style-name="Table5.A"/>
          <table:table-column table:style-name="Table5.D"/>
          <table:table-row table:style-name="Table5.1">
            <table:table-cell table:style-name="Table5.A1" office:value-type="string">
              <text:p text:style-name="P14">[JOURNAL_CODE]</text:p>
            </table:table-cell>
            <table:table-cell table:style-name="Table5.A1" office:value-type="string">
              <text:p text:style-name="P14">[JOURNAL_NAME]</text:p>
            </table:table-cell>
            <table:table-cell table:style-name="Table5.A1" office:value-type="string">
              <text:p text:style-name="P15">[JOURNAL_DEBIT]</text:p>
            </table:table-cell>
            <table:table-cell table:style-name="Table5.D1" office:value-type="string">
              <text:p text:style-name="P15">[JOURNAL_CREDIT]</text:p>
            </table:table-cell>
          </table:table-row>
        </table:table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11">Total du mois de [MONTH]</text:p>
            </table:table-cell>
            <table:table-cell table:style-name="Table4.A1" office:value-type="string">
              <text:p text:style-name="P13">[MONTH_DEBIT]</text:p>
            </table:table-cell>
            <table:table-cell table:style-name="Table4.C1" office:value-type="string">
              <text:p text:style-name="P13">[MONTH_CREDIT]</text:p>
            </table:table-cell>
          </table:table-row>
        </table:table>
        <text:p text:style-name="P8"/>
      </text:section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Total de l’exercice</text:p>
          </table:table-cell>
          <table:table-cell table:style-name="Table3.A1" office:value-type="string">
            <text:p text:style-name="P12">[YEAR_DEBIT]</text:p>
          </table:table-cell>
          <table:table-cell table:style-name="Table3.C1" office:value-type="string">
            <text:p text:style-name="P12">[YEAR_CREDIT]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OpenSans" svg:font-family="OpenSans" style:font-family-generic="swiss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6.815cm" style:rel-column-width="57997*"/>
    </style:style>
    <style:style style:name="Table1.B" style:family="table-column">
      <style:table-column-properties style:column-width="2.185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1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becaf5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C59BC548899FCDE3.png" xlink:type="simple" xlink:show="embed" xlink:actuate="onLoad" loext:mime-type="image/png"/></draw:frame><draw:frame draw:style-name="Mfr1" draw:name="Image2" text:anchor-type="paragraph" svg:x="18.297cm" svg:y="-0.03cm" svg:width="0.753cm" svg:height="0.753cm" draw:z-index="1"><draw:image xlink:href="Pictures/10000201000001E0000001E0CB9C3B97E450A439.png" xlink:type="simple" xlink:show="embed" xlink:actuate="onLoad" loext:mime-type="image/png"/></draw:frame><text:tab/>Comptabilité</text:p>
        <text:p text:style-name="MP1"><text:tab/><text:span text:style-name="MT1">Période du [STARTED_ON] au [STOPPED_ON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1</text:page-number></text:span><text:span text:style-name="MT4"><text:s/>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8-25T09:53:14.690076752</meta:creation-date>
    <dc:date>2021-01-13T15:42:02.556370820</dc:date>
    <meta:editing-duration>PT5H54M28S</meta:editing-duration>
    <meta:editing-cycles>140</meta:editing-cycles>
    <meta:generator>LibreOffice/6.4.6.2$Linux_X86_64 LibreOffice_project/40$Build-2</meta:generator>
    <meta:document-statistic meta:table-count="5" meta:image-count="2" meta:object-count="0" meta:page-count="1" meta:paragraph-count="20" meta:word-count="43" meta:character-count="345" meta:non-whitespace-character-count="320"/>
  </office:meta>
</office:document-meta>
</file>